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2b674d" officeooo:paragraph-rsid="000f639f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aa061" officeooo:paragraph-rsid="001aa061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0865f2" officeooo:paragraph-rsid="000f639f" style:font-size-asian="28pt" style:font-size-complex="28pt"/>
    </style:style>
    <style:style style:name="T1" style:family="text">
      <style:text-properties officeooo:rsid="0015f249"/>
    </style:style>
    <style:style style:name="T2" style:family="text">
      <style:text-properties officeooo:rsid="001e5882"/>
    </style:style>
    <style:style style:name="T3" style:family="text">
      <style:text-properties style:text-position="super 58%" officeooo:rsid="001a88dd"/>
    </style:style>
    <style:style style:name="T4" style:family="text">
      <style:text-properties officeooo:rsid="0014e32f"/>
    </style:style>
    <style:style style:name="T5" style:family="text">
      <style:text-properties fo:color="#1841d2" loext:opacity="100%" style:text-line-through-style="none" style:text-line-through-type="none" style:text-underline-style="solid" style:text-underline-width="auto" style:text-underline-color="font-color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3</text:span> - <text:span text:style-name="T2">11</text:span><text:span text:style-name="T3">th</text:span> Gen<text:span text:style-name="T4"> </text:span></text:p>
      <text:p text:style-name="P2"/>
      <text:p text:style-name="P3">Battery<text:a xlink:type="simple" xlink:href="https://emojipedia.org/cross-mark" office:target-frame-name="_self" xlink:show="replace" text:style-name="Internet_20_link" text:visited-style-name="Visited_20_Internet_20_Link"><text:span text:style-name="T5">❌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4:39:04.057797700</meta:creation-date>
    <meta:editing-duration>PT42S</meta:editing-duration>
    <meta:editing-cycles>2</meta:editing-cycles>
    <meta:generator>LibreOffice/25.8.1.1$Windows_X86_64 LibreOffice_project/54047653041915e595ad4e45cccea684809c77b5</meta:generator>
    <dc:title>Label</dc:title>
    <meta:print-date>2025-10-20T14:39:24.249801500</meta:print-date>
    <dc:date>2025-10-20T14:39:46.137149000</dc:date>
    <meta:document-statistic meta:table-count="0" meta:image-count="0" meta:object-count="0" meta:page-count="1" meta:paragraph-count="2" meta:word-count="5" meta:character-count="22" meta:non-whitespace-character-count="18"/>
    <meta:template xlink:type="simple" xlink:actuate="onRequest" xlink:title="Label" xlink:href="../../AppData/Roaming/LibreOffice/4/user/template/Label.ott" meta:date="2025-10-20T14:39:03.814384500"/>
  </office:meta>
</office:document-meta>
</file>